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imation des coûts du projet OPERA (Outil de Prévision Effective du Risque Avalanche) :</text:p>
      <text:p text:style-name="Standard"/>
      <text:p text:style-name="Standard">Pour ce projet réparti sur 12 jours ouvrés, trois ingénieurs seront déployés. Un achat de trois livres distincts a déjà été prévu. De plus il sera mis à disposition des ingénieurs 2 ordinateurs portables et 1 ordinateur fixe.</text:p>
      <text:p text:style-name="Standard"/>
      <text:p text:style-name="Standard"/>
      <text:p text:style-name="P1">Ingénieurs :</text:p>
      <text:p text:style-name="Standard"/>
      <text:p text:style-name="Standard">Salaire : 3*12*100€ </text:p>
      <text:p text:style-name="Standard">Charge salariale : 23%</text:p>
      <text:p text:style-name="Standard">Charge patronale : 45%</text:p>
      <text:p text:style-name="Standard">Coût = 6420€</text:p>
      <text:p text:style-name="Standard"/>
      <text:p text:style-name="Standard"/>
      <text:p text:style-name="Standard"/>
      <text:p text:style-name="P1">Livres:</text:p>
      <text:p text:style-name="Standard">Prix unitaire : 30€</text:p>
      <text:p text:style-name="Standard">Coût = 90€</text:p>
      <text:p text:style-name="Standard"/>
      <text:p text:style-name="Standard"/>
      <text:p text:style-name="P1">Ordinateurs:</text:p>
      <text:p text:style-name="P1"/>
      <text:p text:style-name="P4">Estimation du coût unitaire sur 12 jours d'un ordinateur fixe : 500€</text:p>
      <text:p text:style-name="P4">Estimation du coût unitaire sur 12 jours d'un ordinateur portable : 200€</text:p>
      <text:p text:style-name="P4">Coût = 900€</text:p>
      <text:p text:style-name="P4"/>
      <text:p text:style-name="P4"/>
      <text:p text:style-name="P4"/>
      <text:p text:style-name="P2">Total = 7410€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38S</meta:editing-duration>
    <meta:editing-cycles>3</meta:editing-cycles>
    <meta:generator>OpenOffice/4.1.2$Win32 OpenOffice.org_project/412m3$Build-9782</meta:generator>
    <dc:date>2017-03-15T12:05:32.99</dc:date>
    <meta:document-statistic meta:table-count="0" meta:image-count="0" meta:object-count="0" meta:page-count="1" meta:paragraph-count="15" meta:word-count="107" meta:character-count="614"/>
    <dc:creator>henri d</dc:creator>
    <meta:user-defined meta:name="Info 1"/>
    <meta:user-defined meta:name="Info 2"/>
    <meta:user-defined meta:name="Info 3"/>
    <meta:user-defined meta:name="Info 4"/>
  </office:meta>
</office:document-meta>
</file>